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officeooo:rsid="0008c950" officeooo:paragraph-rsid="001e10ea" style:font-size-asian="8.75pt" style:font-weight-asian="bold" style:font-size-complex="10pt" style:font-weight-complex="bold"/>
    </style:style>
    <style:style style:name="P2" style:family="paragraph" style:parent-style-name="Standard">
      <style:text-properties style:font-name="Courier New" fo:font-size="10pt" fo:font-weight="normal" officeooo:rsid="001e10ea" officeooo:paragraph-rsid="001e10ea" style:font-size-asian="8.75pt" style:font-weight-asian="normal" style:font-size-complex="10pt" style:font-weight-complex="normal"/>
    </style:style>
    <style:style style:name="P3" style:family="paragraph" style:parent-style-name="Standard">
      <style:text-properties style:font-name="Courier New" fo:font-size="10pt" style:text-underline-style="none" fo:font-weight="normal" officeooo:rsid="001e10ea" officeooo:paragraph-rsid="001e10ea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Courier New" fo:font-size="10pt" style:text-underline-style="none" fo:font-weight="bold" officeooo:rsid="0008c950" officeooo:paragraph-rsid="001e10ea" style:font-size-asian="8.75pt" style:font-weight-asian="bold" style:font-size-complex="10pt" style:font-weight-complex="bold"/>
    </style:style>
    <style:style style:name="P5" style:family="paragraph" style:parent-style-name="Standard">
      <style:text-properties style:font-name="Courier New" fo:font-size="10pt" style:text-underline-style="none" fo:font-weight="bold" officeooo:rsid="0009c016" officeooo:paragraph-rsid="001e10ea" style:font-size-asian="8.75pt" style:font-weight-asian="bold" style:font-size-complex="10pt" style:font-weight-complex="bold"/>
    </style:style>
    <style:style style:name="P6" style:family="paragraph" style:parent-style-name="Standard">
      <style:text-properties style:font-name="Courier New" fo:font-size="10pt" fo:font-weight="normal" officeooo:rsid="001e10ea" officeooo:paragraph-rsid="001ff180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Courier New" fo:font-size="10pt" style:text-underline-style="none" fo:font-weight="bold" officeooo:rsid="0009c016" officeooo:paragraph-rsid="001ff180" style:font-size-asian="8.75pt" style:font-weight-asian="bold" style:font-size-complex="10pt" style:font-weight-complex="bold"/>
    </style:style>
    <style:style style:name="P8" style:family="paragraph" style:parent-style-name="Standard">
      <style:text-properties style:font-name="Courier New" fo:font-size="10pt" style:text-underline-style="none" fo:font-weight="normal" officeooo:rsid="001e10ea" officeooo:paragraph-rsid="001ff180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font-name="Courier New" fo:font-size="10pt" fo:font-weight="bold" officeooo:rsid="001ff180" officeooo:paragraph-rsid="001ff180" style:font-size-asian="8.75pt" style:font-weight-asian="bold" style:font-size-complex="10pt" style:font-weight-complex="bold"/>
    </style:style>
    <style:style style:name="T1" style:family="text">
      <style:text-properties officeooo:rsid="0024ed20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officeooo:rsid="0008c950"/>
    </style:style>
    <style:style style:name="T6" style:family="text">
      <style:text-properties style:text-underline-style="dotted" style:text-underline-width="auto" style:text-underline-color="font-color" officeooo:rsid="001ff180"/>
    </style:style>
    <style:style style:name="T7" style:family="text">
      <style:text-properties style:text-underline-style="none" officeooo:rsid="001ff180"/>
    </style:style>
    <style:style style:name="T8" style:family="text">
      <style:text-properties officeooo:rsid="001ff180"/>
    </style:style>
    <style:style style:name="T9" style:family="text">
      <style:text-properties officeooo:rsid="00231b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<text:span text:style-name="T1">2</text:span> Examen</text:p>
      <text:p text:style-name="P1">Daniel Pino Gómez</text:p>
      <text:p text:style-name="P1">01/12/2025</text:p>
      <text:p text:style-name="P1"/>
      <text:p text:style-name="P1">1. Transformación de atributos</text:p>
      <text:p text:style-name="P1"/>
      <text:p text:style-name="P2">Clientes(<text:span text:style-name="T2">#id</text:span><text:span text:style-name="T3">, nombre, direccion</text:span>)</text:p>
      <text:p text:style-name="P2"/>
      <text:p text:style-name="P2">TelefonoClientes(<text:span text:style-name="T2">#cliente_id</text:span><text:span text:style-name="T3">, </text:span><text:span text:style-name="T2">#telefono_id</text:span>)</text:p>
      <text:p text:style-name="P2"><text:tab/>cliente_id → Clientes(not null, B:R, M:R)</text:p>
      <text:p text:style-name="P2"/>
      <text:p text:style-name="P2">Servicio_Reparacion(<text:span text:style-name="T2">#id</text:span><text:span text:style-name="T3">, fecha, forma_pago, importe_total</text:span>)</text:p>
      <text:p text:style-name="P2">Repuestos(<text:span text:style-name="T2">#id</text:span><text:span text:style-name="T3">, precio, descripcion, stock</text:span>)</text:p>
      <text:p text:style-name="P2">Empleado(<text:span text:style-name="T2">#id</text:span><text:span text:style-name="T3">, </text:span><text:span text:style-name="T4">nss</text:span><text:span text:style-name="T3">, </text:span><text:span text:style-name="T4">dni</text:span><text:span text:style-name="T3">, nombre</text:span>)</text:p>
      <text:p text:style-name="P2"/>
      <text:p text:style-name="P2">TelefonoEmpleado(<text:span text:style-name="T2">#empleado­_id</text:span><text:span text:style-name="T3">, </text:span><text:span text:style-name="T2">#telefono_id</text:span>)</text:p>
      <text:p text:style-name="P2"><text:tab/>empleado_id → Empleados(not null, B:R, M:R)</text:p>
      <text:p text:style-name="P2"/>
      <text:p text:style-name="P2">Beneficiarios(<text:span text:style-name="T2">#id</text:span><text:span text:style-name="T3">, fecha_nac, edad-*-d, </text:span><text:span text:style-name="T4">dni</text:span><text:span text:style-name="T3">, parentesco, nombre</text:span>)</text:p>
      <text:p text:style-name="P2">Vehiculos(<text:span text:style-name="T2">#id</text:span><text:span text:style-name="T3">, </text:span><text:span text:style-name="T4">matricula</text:span><text:span text:style-name="T3">, fecha_mat, modelo</text:span>)</text:p>
      <text:p text:style-name="P2">Marca(<text:span text:style-name="T2">#id</text:span><text:span text:style-name="T3">, gama, </text:span><text:span text:style-name="T4">marca</text:span><text:span text:style-name="T3">, pais)</text:span></text:p>
      <text:p text:style-name="P3"/>
      <text:p text:style-name="P4">2. Transformación de las relaciones M:N</text:p>
      <text:p text:style-name="P2"/>
      <text:p text:style-name="P2">Clientes(<text:span text:style-name="T2">#id</text:span><text:span text:style-name="T3">, nombre, direccion</text:span>)</text:p>
      <text:p text:style-name="P2"/>
      <text:p text:style-name="P2">TelefonoClientes(<text:span text:style-name="T2">#cliente_id</text:span><text:span text:style-name="T3">, </text:span><text:span text:style-name="T2">#telefono_id</text:span>)</text:p>
      <text:p text:style-name="P2"><text:tab/>cliente_id → Clientes(not null, B:R, M:R)</text:p>
      <text:p text:style-name="P2"/>
      <text:p text:style-name="P2">Servicio_Reparaciones(<text:span text:style-name="T2">#id</text:span><text:span text:style-name="T3">, fecha, forma_pago, importe_total</text:span>)</text:p>
      <text:p text:style-name="P2">Repuestos(<text:span text:style-name="T2">#id</text:span><text:span text:style-name="T3">, precio, descripcion, stock</text:span>)</text:p>
      <text:p text:style-name="P2">Empleado(<text:span text:style-name="T2">#id</text:span><text:span text:style-name="T3">, </text:span><text:span text:style-name="T4">nss</text:span><text:span text:style-name="T3">, </text:span><text:span text:style-name="T4">dni</text:span><text:span text:style-name="T3">, nombre</text:span>)</text:p>
      <text:p text:style-name="P2"/>
      <text:p text:style-name="P2">TelefonoEmpleado(<text:span text:style-name="T2">#empleado­_id</text:span><text:span text:style-name="T3">, </text:span><text:span text:style-name="T2">#telefono_id</text:span>)</text:p>
      <text:p text:style-name="P2"><text:tab/>empleado_id → Empleados(not null, B:R, M:R)</text:p>
      <text:p text:style-name="P2"/>
      <text:p text:style-name="P2">Beneficiarios(<text:span text:style-name="T2">#id</text:span><text:span text:style-name="T3">, fecha_nac, edad-*-d, </text:span><text:span text:style-name="T4">dni</text:span><text:span text:style-name="T3">, parentesco, nombre</text:span>)</text:p>
      <text:p text:style-name="P2">Vehiculos(<text:span text:style-name="T2">#id</text:span><text:span text:style-name="T3">, </text:span><text:span text:style-name="T4">matricula</text:span><text:span text:style-name="T3">, fecha_mat, modelo</text:span>)</text:p>
      <text:p text:style-name="P2">Marca(<text:span text:style-name="T2">#id</text:span><text:span text:style-name="T3">, gama, </text:span><text:span text:style-name="T4">marca</text:span><text:span text:style-name="T3">, pais)</text:span></text:p>
      <text:p text:style-name="P3"/>
      <text:p text:style-name="P3">empleado_realiza_servicio_reparacion(<text:span text:style-name="T2">#empleado_id</text:span>, <text:span text:style-name="T2">#servicio_reparacion_id</text:span>, horas, precio)</text:p>
      <text:p text:style-name="P3"><text:tab/>empleado_id → Empleados(not null, B:R, M:R)</text:p>
      <text:p text:style-name="P3"><text:tab/>servicio_reparacion_id → Servicio_Reparacion(not null, B:R, M:R)</text:p>
      <text:p text:style-name="P3"/>
      <text:p text:style-name="P3">servicio_reparacion_incluye_repuesto(<text:span text:style-name="T2">#servicio_reparacion_id</text:span>, <text:span text:style-name="T2">#repuesto_id</text:span>, precio, cantidad)</text:p>
      <text:p text:style-name="P3"><text:tab/>servicio_reparacion_id → Servicio_Reparacion(not null, B:R, M:R)</text:p>
      <text:p text:style-name="P3"><text:tab/>repuesto_id → Repuestos(not null, B:R, M:R)</text:p>
      <text:p text:style-name="P3"/>
      <text:p text:style-name="P5">3. <text:span text:style-name="T5">Transformación de las relaciones </text:span>1<text:span text:style-name="T5">:N</text:span></text:p>
      <text:p text:style-name="P5"/>
      <text:p text:style-name="P2">Clientes(<text:span text:style-name="T2">#id</text:span><text:span text:style-name="T3">, nombre, direccion</text:span>)</text:p>
      <text:p text:style-name="P2"/>
      <text:p text:style-name="P2">TelefonoClientes(<text:span text:style-name="T2">#cliente_id</text:span><text:span text:style-name="T3">, </text:span><text:span text:style-name="T2">#telefono_id</text:span>)</text:p>
      <text:p text:style-name="P2"><text:tab/>cliente_id → Clientes(not null, B:R, M:R)</text:p>
      <text:p text:style-name="P2"/>
      <text:p text:style-name="P2">Repuestos(<text:span text:style-name="T2">#id</text:span><text:span text:style-name="T3">, precio, descripcion, stock</text:span>)</text:p>
      <text:p text:style-name="P2">Empleado(<text:span text:style-name="T2">#id</text:span><text:span text:style-name="T3">, </text:span><text:span text:style-name="T4">nss</text:span><text:span text:style-name="T3">, </text:span><text:span text:style-name="T4">dni</text:span><text:span text:style-name="T3">, nombre</text:span>)</text:p>
      <text:p text:style-name="P2"/>
      <text:p text:style-name="P2">TelefonoEmpleado(<text:span text:style-name="T2">#empleado­_id</text:span><text:span text:style-name="T3">, </text:span><text:span text:style-name="T2">#telefono_id</text:span>)</text:p>
      <text:p text:style-name="P2"><text:tab/>empleado_id → Empleados(not null, B:R, M:R)</text:p>
      <text:p text:style-name="P2"/>
      <text:p text:style-name="P2">Beneficiarios(<text:span text:style-name="T2">#id</text:span><text:span text:style-name="T3">, fecha_nac, edad-*-d, </text:span><text:span text:style-name="T4">dni</text:span><text:span text:style-name="T3">, parentesco, nombre</text:span>)</text:p>
      <text:p text:style-name="P2"><text:soft-page-break/>Marca(<text:span text:style-name="T2">#id</text:span><text:span text:style-name="T3">, gama, </text:span><text:span text:style-name="T4">marca</text:span><text:span text:style-name="T3">, pais)</text:span></text:p>
      <text:p text:style-name="P3"/>
      <text:p text:style-name="P3">empleado_realiza_servicio_reparacion(<text:span text:style-name="T2">#empleado_id</text:span>, <text:span text:style-name="T2">#servicio_reparacion_id</text:span>, horas, precio)</text:p>
      <text:p text:style-name="P3"><text:tab/>empleado_id → Empleados(not null, B:R, M:R)</text:p>
      <text:p text:style-name="P3"><text:tab/>servicio_reparacion_id → Servicio_Reparacion(not null, B:R, M:R)</text:p>
      <text:p text:style-name="P3"/>
      <text:p text:style-name="P3">servicio_reparacion_incluye_repuesto(<text:span text:style-name="T2">#servicio_reparacion_id</text:span>, <text:span text:style-name="T2">#repuesto_id</text:span>, precio, cantidad)</text:p>
      <text:p text:style-name="P3"><text:tab/>servicio_reparacion_id → Servicio_Reparacion(not null, B:R, M:R)</text:p>
      <text:p text:style-name="P3"><text:tab/>repuesto_id → Repuestos(not null, B:R, M:R)</text:p>
      <text:p text:style-name="P3"/>
      <text:p text:style-name="P6">Servicio_Reparaciones(<text:span text:style-name="T2">#id</text:span>, fecha, forma_pago, importe_total, <text:span text:style-name="T6">cliente_id</text:span><text:span text:style-name="T7">, </text:span><text:span text:style-name="T6">vehiculo_id</text:span>)</text:p>
      <text:p text:style-name="P6"><text:tab/><text:span text:style-name="T8">cliente_id → Clientes(not null, B:R, M:R)</text:span></text:p>
      <text:p text:style-name="P6"><text:tab/><text:span text:style-name="T8">vehiculo_id → Vehiculos(not null, B:R, M:R)</text:span></text:p>
      <text:p text:style-name="P6"/>
      <text:p text:style-name="P6">Vehiculos(<text:span text:style-name="T2">#id</text:span><text:span text:style-name="T3">, </text:span><text:span text:style-name="T4">matricula</text:span><text:span text:style-name="T3">, fecha_mat, modelo, </text:span><text:span text:style-name="T6">marca_id</text:span>)</text:p>
      <text:p text:style-name="P6"><text:tab/><text:span text:style-name="T8">marca_id → Marca(not null, B:R, M:R)</text:span></text:p>
      <text:p text:style-name="P6"/>
      <text:p text:style-name="P7">3. <text:span text:style-name="T5">Transformación de las relaciones </text:span><text:span text:style-name="T8">reflexivas</text:span></text:p>
      <text:p text:style-name="P7"/>
      <text:p text:style-name="P6">Clientes(<text:span text:style-name="T2">#id</text:span><text:span text:style-name="T3">, nombre, direccion</text:span>)</text:p>
      <text:p text:style-name="P6"/>
      <text:p text:style-name="P6">TelefonoClientes(<text:span text:style-name="T2">#cliente_id</text:span><text:span text:style-name="T3">, </text:span><text:span text:style-name="T2">#telefono_id</text:span>)</text:p>
      <text:p text:style-name="P6"><text:tab/>cliente_id → Clientes(not null, B:R, M:R)</text:p>
      <text:p text:style-name="P6"/>
      <text:p text:style-name="P6">Repuestos(<text:span text:style-name="T2">#id</text:span><text:span text:style-name="T3">, precio, descripcion, stock</text:span>)</text:p>
      <text:p text:style-name="P6"/>
      <text:p text:style-name="P6">TelefonoEmpleado(<text:span text:style-name="T2">#empleado­_id</text:span><text:span text:style-name="T3">, </text:span><text:span text:style-name="T2">#telefono_id</text:span>)</text:p>
      <text:p text:style-name="P6"><text:tab/>empleado_id → Empleados(not null, B:R, M:R)</text:p>
      <text:p text:style-name="P6"/>
      <text:p text:style-name="P6">Beneficiarios(<text:span text:style-name="T2">#id</text:span><text:span text:style-name="T3">, fecha_nac, edad-*-d, </text:span><text:span text:style-name="T4">dni</text:span><text:span text:style-name="T3">, parentesco, nombre</text:span>)</text:p>
      <text:p text:style-name="P6">Marca(<text:span text:style-name="T2">#id</text:span><text:span text:style-name="T3">, gama, </text:span><text:span text:style-name="T4">marca</text:span><text:span text:style-name="T3">, pais)</text:span></text:p>
      <text:p text:style-name="P8"/>
      <text:p text:style-name="P8">empleado_realiza_servicio_reparacion(<text:span text:style-name="T2">#empleado_id</text:span>, <text:span text:style-name="T2">#servicio_reparacion_id</text:span>, horas, precio)</text:p>
      <text:p text:style-name="P8"><text:tab/>empleado_id → Empleados(not null, B:R, M:R)</text:p>
      <text:p text:style-name="P8"><text:tab/>servicio_reparacion_id → Servicio_Reparacion(not null, B:R, M:R)</text:p>
      <text:p text:style-name="P8"/>
      <text:p text:style-name="P8">servicio_reparacion_incluye_repuesto(<text:span text:style-name="T2">#servicio_reparacion_id</text:span>, <text:span text:style-name="T2">#repuesto_id</text:span>, precio, cantidad)</text:p>
      <text:p text:style-name="P8"><text:tab/>servicio_reparacion_id → Servicio_Reparacion(not null, B:R, M:R)</text:p>
      <text:p text:style-name="P8"><text:tab/>repuesto_id → Repuestos(not null, B:R, M:R)</text:p>
      <text:p text:style-name="P8"/>
      <text:p text:style-name="P6">Servicio_Reparaciones(<text:span text:style-name="T2">#id</text:span>, fecha, forma_pago, importe_total, <text:span text:style-name="T6">cliente_id</text:span><text:span text:style-name="T7">, </text:span><text:span text:style-name="T6">vehiculo_id</text:span>)</text:p>
      <text:p text:style-name="P6"><text:tab/><text:span text:style-name="T8">cliente_id → Clientes(not null, B:R, M:R)</text:span></text:p>
      <text:p text:style-name="P6"><text:tab/><text:span text:style-name="T8">vehiculo_id → Vehiculos(not null, B:R, M:R)</text:span></text:p>
      <text:p text:style-name="P6"/>
      <text:p text:style-name="P6">Vehiculos(<text:span text:style-name="T2">#id</text:span><text:span text:style-name="T3">, </text:span><text:span text:style-name="T4">matricula</text:span><text:span text:style-name="T3">, fecha_mat, modelo, </text:span><text:span text:style-name="T6">marca_id</text:span>)</text:p>
      <text:p text:style-name="P6"><text:tab/><text:span text:style-name="T8">marca_id → Marca(not null, B:R, M:R)</text:span></text:p>
      <text:p text:style-name="P6"/>
      <text:p text:style-name="P6">Empleado(<text:span text:style-name="T2">#id</text:span><text:span text:style-name="T3">, </text:span><text:span text:style-name="T4">nss</text:span><text:span text:style-name="T3">, </text:span><text:span text:style-name="T4">dni</text:span><text:span text:style-name="T3">, nombre, </text:span><text:span text:style-name="T6">jefe_id</text:span>)</text:p>
      <text:p text:style-name="P6"><text:tab/><text:span text:style-name="T8">jefe_id → Empleados(not null, B:R, M:C)</text:span></text:p>
      <text:p text:style-name="P6"/>
      <text:p text:style-name="P7"><text:span text:style-name="T8">4</text:span>. <text:span text:style-name="T5">Transformación de las </text:span><text:span text:style-name="T8">relaciones</text:span><text:span text:style-name="T5"> </text:span><text:span text:style-name="T8">débiles</text:span></text:p>
      <text:p text:style-name="P7"/>
      <text:p text:style-name="P6">Clientes(<text:span text:style-name="T2">#id</text:span><text:span text:style-name="T3">, nombre, direccion</text:span>)</text:p>
      <text:p text:style-name="P6"/>
      <text:p text:style-name="P6">TelefonoClientes(<text:span text:style-name="T2">#cliente_id</text:span><text:span text:style-name="T3">, </text:span><text:span text:style-name="T2">#telefono_id</text:span>)</text:p>
      <text:p text:style-name="P6"><text:tab/>cliente_id → Clientes(not null, B:R, M:R)</text:p>
      <text:p text:style-name="P6"/>
      <text:p text:style-name="P6">Repuestos(<text:span text:style-name="T2">#id</text:span><text:span text:style-name="T3">, precio, descripcion, stock</text:span>)</text:p>
      <text:p text:style-name="P6"><text:soft-page-break/></text:p>
      <text:p text:style-name="P6">TelefonoEmpleado(<text:span text:style-name="T2">#empleado­_id</text:span><text:span text:style-name="T3">, </text:span><text:span text:style-name="T2">#telefono_id</text:span>)</text:p>
      <text:p text:style-name="P6"><text:tab/>empleado_id → Empleados(not null, B:R, M:R)</text:p>
      <text:p text:style-name="P6"/>
      <text:p text:style-name="P6">Marca(<text:span text:style-name="T2">#id</text:span><text:span text:style-name="T3">, gama, </text:span><text:span text:style-name="T4">marca</text:span><text:span text:style-name="T3">, pais)</text:span></text:p>
      <text:p text:style-name="P8"/>
      <text:p text:style-name="P8">empleado_realiza_servicio_reparacion(<text:span text:style-name="T2">#empleado_id</text:span>, <text:span text:style-name="T2">#servicio_reparacion_id</text:span>, horas, precio)</text:p>
      <text:p text:style-name="P8"><text:tab/>empleado_id → Empleados(not null, B:R, M:R)</text:p>
      <text:p text:style-name="P8"><text:tab/>servicio_reparacion_id → Servicio_Reparacion(not null, B:R, M:R)</text:p>
      <text:p text:style-name="P8"/>
      <text:p text:style-name="P8">servicio_reparacion_incluye_repuesto(<text:span text:style-name="T2">#servicio_reparacion_id</text:span>, <text:span text:style-name="T2">#repuesto_id</text:span>, precio, cantidad)</text:p>
      <text:p text:style-name="P8"><text:tab/>servicio_reparacion_id → Servicio_Reparacion(not null, B:R, M:R)</text:p>
      <text:p text:style-name="P8"><text:tab/>repuesto_id → Repuestos(not null, B:R, M:R)</text:p>
      <text:p text:style-name="P8"/>
      <text:p text:style-name="P6">Servicio_Reparaciones(<text:span text:style-name="T2">#id</text:span>, fecha, forma_pago, importe_total, <text:span text:style-name="T6">cliente_id</text:span><text:span text:style-name="T7">, </text:span><text:span text:style-name="T6">vehiculo_id</text:span>)</text:p>
      <text:p text:style-name="P6"><text:tab/><text:span text:style-name="T8">cliente_id → Clientes(not null, B:R, M:R)</text:span></text:p>
      <text:p text:style-name="P6"><text:tab/><text:span text:style-name="T8">vehiculo_id → Vehiculos(not null, B:R, M:R)</text:span></text:p>
      <text:p text:style-name="P6"/>
      <text:p text:style-name="P6">Vehiculos(<text:span text:style-name="T2">#id</text:span><text:span text:style-name="T3">, </text:span><text:span text:style-name="T4">matricula</text:span><text:span text:style-name="T3">, fecha_mat, modelo, </text:span><text:span text:style-name="T6">marca_id</text:span>)</text:p>
      <text:p text:style-name="P6"><text:tab/><text:span text:style-name="T8">marca_id → Marca(not null, B:R, M:R)</text:span></text:p>
      <text:p text:style-name="P6"/>
      <text:p text:style-name="P6">Empleado(<text:span text:style-name="T2">#id</text:span><text:span text:style-name="T3">, </text:span><text:span text:style-name="T4">nss</text:span><text:span text:style-name="T3">, </text:span><text:span text:style-name="T4">dni</text:span><text:span text:style-name="T3">, nombre, </text:span><text:span text:style-name="T6">jefe_id</text:span>)</text:p>
      <text:p text:style-name="P6"><text:tab/><text:span text:style-name="T8">jefe_id → Empleados(not null, B:R, M:C)</text:span></text:p>
      <text:p text:style-name="P6"/>
      <text:p text:style-name="P6">Beneficiarios(<text:span text:style-name="T2">#id</text:span><text:span text:style-name="T3">, fecha_nac, edad-*-d, </text:span><text:span text:style-name="T4">dni</text:span><text:span text:style-name="T3">, parentesco, nombre, </text:span><text:span text:style-name="T6">empleado_id</text:span>)</text:p>
      <text:p text:style-name="P6"><text:tab/><text:span text:style-name="T8">empleado_id → Empleados(not null, B:C, M:R)</text:span></text:p>
      <text:p text:style-name="P6"/>
      <text:p text:style-name="P9">5. Modelo relacional definitivo</text:p>
      <text:p text:style-name="P9"/>
      <text:p text:style-name="P6">Clientes(<text:span text:style-name="T2">#id</text:span><text:span text:style-name="T3">, nombre, direccion</text:span>)</text:p>
      <text:p text:style-name="P6"/>
      <text:p text:style-name="P6">TelefonoClientes(<text:span text:style-name="T2">#cliente_id</text:span><text:span text:style-name="T3">, </text:span><text:span text:style-name="T2">#telefono_id</text:span>)</text:p>
      <text:p text:style-name="P6"><text:tab/>cliente_id → Clientes(not null, B:R, M:R)</text:p>
      <text:p text:style-name="P6"/>
      <text:p text:style-name="P6">Repuestos(<text:span text:style-name="T2">#id</text:span><text:span text:style-name="T3">, precio, descripcion, stock</text:span>)</text:p>
      <text:p text:style-name="P6"/>
      <text:p text:style-name="P6">TelefonoEmpleado(<text:span text:style-name="T2">#empleado­_id</text:span><text:span text:style-name="T3">, </text:span><text:span text:style-name="T2">#telefono_id</text:span>)</text:p>
      <text:p text:style-name="P6"><text:tab/>empleado_id → Empleados(not null, B:R, M:R)</text:p>
      <text:p text:style-name="P6"/>
      <text:p text:style-name="P6">Marca(<text:span text:style-name="T2">#id</text:span><text:span text:style-name="T3">, gama, </text:span><text:span text:style-name="T4">marca</text:span><text:span text:style-name="T3">, pais)</text:span></text:p>
      <text:p text:style-name="P8"/>
      <text:p text:style-name="P8">empleado_realiza_servicio_reparacion(<text:span text:style-name="T2">#empleado_id</text:span>, <text:span text:style-name="T2">#servicio_reparacion_id</text:span>, horas, precio)</text:p>
      <text:p text:style-name="P8"><text:tab/>empleado_id → Empleados(not null, B:R, M:R)</text:p>
      <text:p text:style-name="P8"><text:tab/>servicio_reparacion_id → Servicio_Reparacion(not null, B:R, M:R)</text:p>
      <text:p text:style-name="P8"/>
      <text:p text:style-name="P8">servicio_reparacion_incluye_repuesto(<text:span text:style-name="T2">#servicio_reparacion_id</text:span>, <text:span text:style-name="T2">#repuesto_id</text:span>, precio, cantidad)</text:p>
      <text:p text:style-name="P8"><text:tab/>servicio_reparacion_id → Servicio_Reparacion(not null, B:R, M:R)</text:p>
      <text:p text:style-name="P8"><text:tab/>repuesto_id → Repuestos(not null, B:R, M:R)</text:p>
      <text:p text:style-name="P8"/>
      <text:p text:style-name="P6">Servicio_Reparaciones(<text:span text:style-name="T2">#id</text:span>, fecha, forma_pago, importe_total, <text:span text:style-name="T6">cliente_id</text:span><text:span text:style-name="T7">, </text:span><text:span text:style-name="T6">vehiculo_id</text:span>)</text:p>
      <text:p text:style-name="P6"><text:tab/><text:span text:style-name="T8">cliente_id → Clientes(not null, B:R, M:R)</text:span></text:p>
      <text:p text:style-name="P6"><text:tab/><text:span text:style-name="T8">vehiculo_id → Vehiculos(not null, B:R, M:R)</text:span></text:p>
      <text:p text:style-name="P6"/>
      <text:p text:style-name="P6">Vehiculos(<text:span text:style-name="T2">#id</text:span><text:span text:style-name="T3">, </text:span><text:span text:style-name="T4">matricula</text:span><text:span text:style-name="T3">, fecha_mat, modelo, </text:span><text:span text:style-name="T6">marca_id</text:span>)</text:p>
      <text:p text:style-name="P6"><text:tab/><text:span text:style-name="T8">marca_id → Marca(not null, B:R, M:R)</text:span></text:p>
      <text:p text:style-name="P6"/>
      <text:p text:style-name="P6">Empleado(<text:span text:style-name="T2">#id</text:span><text:span text:style-name="T3">, </text:span><text:span text:style-name="T4">nss</text:span><text:span text:style-name="T3">, </text:span><text:span text:style-name="T4">dni</text:span><text:span text:style-name="T3">, nombre, </text:span><text:span text:style-name="T6">jefe_id</text:span>)</text:p>
      <text:p text:style-name="P6"><text:tab/><text:span text:style-name="T8">jefe_id → Empleados(not null, B:R, M:C)</text:span></text:p>
      <text:p text:style-name="P6"><text:soft-page-break/></text:p>
      <text:p text:style-name="P6">Beneficiarios(<text:span text:style-name="T2">#id</text:span><text:span text:style-name="T3">, fecha_nac, edad-*-d, </text:span><text:span text:style-name="T4">dni</text:span><text:span text:style-name="T3">, parentesco, nombre, </text:span><text:span text:style-name="T6">empleado_id</text:span>)</text:p>
      <text:p text:style-name="P6"><text:tab/><text:span text:style-name="T8">empleado_id → Empleados(not null, B:C, M:</text:span><text:span text:style-name="T9">C</text:span><text:span text:style-name="T8">)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10:08:58.694675400</meta:creation-date>
    <dc:date>2025-12-01T10:57:02.855355000</dc:date>
    <meta:editing-duration>PT5M59S</meta:editing-duration>
    <meta:editing-cycles>3</meta:editing-cycles>
    <meta:generator>LibreOffice/25.8.3.2$Windows_X86_64 LibreOffice_project/8ca8d55c161d602844f5428fa4b58097424e324e</meta:generator>
    <meta:document-statistic meta:table-count="0" meta:image-count="0" meta:object-count="0" meta:page-count="4" meta:paragraph-count="122" meta:word-count="588" meta:character-count="6025" meta:non-whitespace-character-count="5510"/>
  </office:meta>
</office:document-meta>
</file>